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LockImpl.relea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kMap.removeLock( Item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riteLockImpl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riteLockImpl.downgra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neGrainedISMLocking.acquireReadLock( Item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neGrainedISMLocking.notifyWaiting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neGrainedISMLocking.hasDependency( ChangeLog changeLog , Item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Map.slotIndex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LockImpl.ReadLockImpl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eGrainedISMLocking.acquireWriteLock( ChangeLog change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kMap.Lock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Map.addLock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adLockImpl.ReadLock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p.hasDependency( ChangeLog chang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neGrainedISMLocking.notifyWaitingWri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LockImpl.WriteLockImpl(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